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00000001481087FC6FE985C07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T1" style:family="text">
      <style:text-properties style:font-name="Bitstream Vera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079cm" svg:height="6.508cm" svg:x="8.145cm" svg:y="11.705cm">
            <draw:image xlink:href="Pictures/1000000000000100000001481087FC6FE985C072.png" xlink:type="simple" xlink:show="embed" xlink:actuate="onLoad">
              <text:p/>
            </draw:image>
          </draw:frame>
          <draw:frame draw:style-name="gr2" draw:text-style-name="P2" draw:layer="layout" svg:width="1.907cm" svg:height="0.997cm" draw:transform="rotate (0.698131700797732) translate (11.127cm 12.998cm)">
            <draw:text-box>
              <text:p><text:span text:style-name="T1">10 cm</text:span></text:p>
            </draw:text-box>
          </draw:frame>
          <draw:frame draw:style-name="gr2" draw:text-style-name="P2" draw:layer="layout" svg:width="1.939cm" svg:height="0.997cm" draw:transform="rotate (0.698131700797732) translate (10.742cm 17.113cm)">
            <draw:text-box>
              <text:p><text:span text:style-name="T1">10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23:04.463056008</meta:creation-date>
    <dc:date>2018-03-22T11:24:32.182371802</dc:date>
    <meta:editing-duration>PT1M28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